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84mm"/>
    </style:style>
    <style:style style:name="co2" style:family="table-column">
      <style:table-column-properties fo:break-before="auto" style:column-width="21.57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106.57mm"/>
    </style:style>
    <style:style style:name="co5" style:family="table-column">
      <style:table-column-properties fo:break-before="auto" style:column-width="10.64mm"/>
    </style:style>
    <style:style style:name="co6" style:family="table-column">
      <style:table-column-properties fo:break-before="auto" style:column-width="66.11mm"/>
    </style:style>
    <style:style style:name="co7" style:family="table-column">
      <style:table-column-properties fo:break-before="auto" style:column-width="270.7mm"/>
    </style:style>
    <style:style style:name="co8" style:family="table-column">
      <style:table-column-properties fo:break-before="auto" style:column-width="31.26mm"/>
    </style:style>
    <style:style style:name="co9" style:family="table-column">
      <style:table-column-properties fo:break-before="auto" style:column-width="28.1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R.U.C.</text:p>
          </table:table-cell>
          <table:table-cell office:value-type="string" calcext:value-type="string">
            <text:p>Cliente</text:p>
          </table:table-cell>
          <table:table-cell office:value-type="string" calcext:value-type="string">
            <text:p>Cod.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Placa</text:p>
          </table:table-cell>
          <table:table-cell office:value-type="string" calcext:value-type="string">
            <text:p>Suma - Cantidad </text:p>
          </table:table-cell>
          <table:table-cell office:value-type="string" calcext:value-type="string">
            <text:p>Suma - Importe</text:p>
          </table:table-cell>
        </table:table-row>
        <table:table-row table:style-name="ro1">
          <table:table-cell office:value-type="date" office:date-value="2019-11-02" calcext:value-type="date">
            <text:p>2019-11-02</text:p>
          </table:table-cell>
          <table:table-cell office:value-type="string" calcext:value-type="string">
            <text:p>FF01-339</text:p>
          </table:table-cell>
          <table:table-cell office:value-type="float" office:value="20491354322" calcext:value-type="float">
            <text:p>20491354322</text:p>
          </table:table-cell>
          <table:table-cell office:value-type="string" calcext:value-type="string">
            <text:p>AC SERVICENTRO AEDO SA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ICIO DE TRANSPORTE</text:p>
          </table:table-cell>
          <table:table-cell office:value-type="string" calcext:value-type="string">
            <text:p>(vacío)</text:p>
          </table:table-cell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19-11-02" calcext:value-type="date">
            <text:p>2019-11-02</text:p>
          </table:table-cell>
          <table:table-cell office:value-type="string" calcext:value-type="string">
            <text:p>FF01-340</text:p>
          </table:table-cell>
          <table:table-cell office:value-type="float" office:value="20514739065" calcext:value-type="float">
            <text:p>20514739065</text:p>
          </table:table-cell>
          <table:table-cell office:value-type="string" calcext:value-type="string">
            <text:p>GRUPO E &amp; E SA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ICIO DE TRANSPORTE</text:p>
          </table:table-cell>
          <table:table-cell office:value-type="string" calcext:value-type="string">
            <text:p>APR-792</text:p>
          </table:table-cell>
          <table:table-cell office:value-type="float" office:value="4000" calcext:value-type="float">
            <text:p>40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19-11-02" calcext:value-type="date">
            <text:p>2019-11-02</text:p>
          </table:table-cell>
          <table:table-cell office:value-type="string" calcext:value-type="string">
            <text:p>FF02-254</text:p>
          </table:table-cell>
          <table:table-cell office:value-type="float" office:value="20518518543" calcext:value-type="float">
            <text:p>20518518543</text:p>
          </table:table-cell>
          <table:table-cell office:value-type="string" calcext:value-type="string">
            <text:p>CONSORCIO 22 SR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SEL 2</text:p>
          </table:table-cell>
          <table:table-cell office:value-type="string" calcext:value-type="string">
            <text:p>D3E-789,A5X-794<text:line-break/>AHR-947<text:line-break/></text:p>
          </table:table-cell>
          <table:table-cell office:value-type="float" office:value="127.10667752443" calcext:value-type="float">
            <text:p>127.1066775244</text:p>
          </table:table-cell>
          <table:table-cell office:value-type="float" office:value="1497.56" calcext:value-type="float">
            <text:p>1497.56</text:p>
          </table:table-cell>
        </table:table-row>
        <table:table-row table:style-name="ro1">
          <table:table-cell office:value-type="date" office:date-value="2019-11-04" calcext:value-type="date">
            <text:p>2019-11-04</text:p>
          </table:table-cell>
          <table:table-cell office:value-type="string" calcext:value-type="string">
            <text:p>FF01-341</text:p>
          </table:table-cell>
          <table:table-cell office:value-type="float" office:value="20602217508" calcext:value-type="float">
            <text:p>20602217508</text:p>
          </table:table-cell>
          <table:table-cell office:value-type="string" calcext:value-type="string">
            <text:p>DIRECCION DE REDES INTEGRADAS DE SALUD LIMA NORT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AS LICUADO DE PETROLEO x 45 kg</text:p>
          </table:table-cell>
          <table:table-cell office:value-type="string" calcext:value-type="string">
            <text:p>(vacío)</text:p>
          </table:table-cell>
          <table:table-cell office:value-type="float" office:value="30" calcext:value-type="float">
            <text:p>30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date" office:date-value="2019-11-06" calcext:value-type="date">
            <text:p>2019-11-06</text:p>
          </table:table-cell>
          <table:table-cell office:value-type="string" calcext:value-type="string">
            <text:p>FF01-342</text:p>
          </table:table-cell>
          <table:table-cell office:value-type="float" office:value="20491354322" calcext:value-type="float">
            <text:p>20491354322</text:p>
          </table:table-cell>
          <table:table-cell office:value-type="string" calcext:value-type="string">
            <text:p>AC SERVICENTRO AEDO SA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ICIO DE TRANSPORTE</text:p>
          </table:table-cell>
          <table:table-cell office:value-type="string" calcext:value-type="string">
            <text:p>(vacío)</text:p>
          </table:table-cell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19-11-06" calcext:value-type="date">
            <text:p>2019-11-06</text:p>
          </table:table-cell>
          <table:table-cell office:value-type="string" calcext:value-type="string">
            <text:p>FF01-343</text:p>
          </table:table-cell>
          <table:table-cell office:value-type="float" office:value="20510800258" calcext:value-type="float">
            <text:p>20510800258</text:p>
          </table:table-cell>
          <table:table-cell office:value-type="string" calcext:value-type="string">
            <text:p>GRIFO KAREN &amp; CAROL S.C.R.LTDA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ICIO DE TRANSPORTE</text:p>
          </table:table-cell>
          <table:table-cell office:value-type="string" calcext:value-type="string">
            <text:p>(vacío)</text:p>
          </table:table-cell>
          <table:table-cell office:value-type="float" office:value="4000" calcext:value-type="float">
            <text:p>400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19-11-06" calcext:value-type="date">
            <text:p>2019-11-06</text:p>
          </table:table-cell>
          <table:table-cell office:value-type="string" calcext:value-type="string">
            <text:p>FF01-344</text:p>
          </table:table-cell>
          <table:table-cell office:value-type="float" office:value="20501889068" calcext:value-type="float">
            <text:p>20501889068</text:p>
          </table:table-cell>
          <table:table-cell office:value-type="string" calcext:value-type="string">
            <text:p>EMPRESA DE TRANSPORTES YUVIEL S.A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AS 98</text:p>
          </table:table-cell>
          <table:table-cell office:value-type="string" calcext:value-type="string">
            <text:p>B6F-945,F6P-737,C6A-879<text:line-break/>A6X-935,F6O-701,D8S-903<text:line-break/>C6X-774,F7R-310,AHZ-378<text:line-break/>D6B-706,AHK-839,AAK-942<text:line-break/>AAG-818,A6K-935<text:line-break/></text:p>
          </table:table-cell>
          <table:table-cell office:value-type="float" office:value="19.0300200133422" calcext:value-type="float">
            <text:p>19.0300200133</text:p>
          </table:table-cell>
          <table:table-cell office:value-type="float" office:value="285.26" calcext:value-type="float">
            <text:p>285.26</text:p>
          </table:table-cell>
        </table:table-row>
        <table:table-row table:style-name="ro1">
          <table:table-cell office:value-type="date" office:date-value="2019-11-06" calcext:value-type="date">
            <text:p>2019-11-0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DIESEL 2</text:p>
          </table:table-cell>
          <table:table-cell office:value-type="string" calcext:value-type="string">
            <text:p>B6F-945,F6P-737,C6A-879<text:line-break/>A6X-935,F6O-701,D8S-903<text:line-break/>C6X-774,F7R-310,AHZ-378<text:line-break/>D6B-706,AHK-839,AAK-942<text:line-break/>AAG-818,A6K-935<text:line-break/></text:p>
          </table:table-cell>
          <table:table-cell office:value-type="float" office:value="730.277687296417" calcext:value-type="float">
            <text:p>730.2776872964</text:p>
          </table:table-cell>
          <table:table-cell office:value-type="float" office:value="8967.84" calcext:value-type="float">
            <text:p>8967.84</text:p>
          </table:table-cell>
        </table:table-row>
        <table:table-row table:style-name="ro1">
          <table:table-cell office:value-type="date" office:date-value="2019-11-06" calcext:value-type="date">
            <text:p>2019-11-06</text:p>
          </table:table-cell>
          <table:table-cell office:value-type="string" calcext:value-type="string">
            <text:p>FF01-345</text:p>
          </table:table-cell>
          <table:table-cell office:value-type="float" office:value="20373756912" calcext:value-type="float">
            <text:p>20373756912</text:p>
          </table:table-cell>
          <table:table-cell office:value-type="string" calcext:value-type="string">
            <text:p>EMPRESA DE TRANSPORTES DIAZ SR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SEL 2</text:p>
          </table:table-cell>
          <table:table-cell office:value-type="string" calcext:value-type="string">
            <text:p>C4C-736,SIU-852<text:line-break/>D5D-752,C3X-939<text:line-break/></text:p>
          </table:table-cell>
          <table:table-cell office:value-type="float" office:value="387.333061889251" calcext:value-type="float">
            <text:p>387.3330618893</text:p>
          </table:table-cell>
          <table:table-cell office:value-type="float" office:value="4756.54" calcext:value-type="float">
            <text:p>4756.54</text:p>
          </table:table-cell>
        </table:table-row>
        <table:table-row table:style-name="ro1">
          <table:table-cell office:value-type="date" office:date-value="2019-11-06" calcext:value-type="date">
            <text:p>2019-11-06</text:p>
          </table:table-cell>
          <table:table-cell office:value-type="string" calcext:value-type="string">
            <text:p>FF03-217</text:p>
          </table:table-cell>
          <table:table-cell office:value-type="float" office:value="20518518543" calcext:value-type="float">
            <text:p>20518518543</text:p>
          </table:table-cell>
          <table:table-cell office:value-type="string" calcext:value-type="string">
            <text:p>CONSORCIO 22 SR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SEL 2</text:p>
          </table:table-cell>
          <table:table-cell office:value-type="string" calcext:value-type="string">
            <text:p>F3G-932,F3G-781<text:line-break/>AJO-808<text:line-break/></text:p>
          </table:table-cell>
          <table:table-cell office:value-type="float" office:value="127.205211726384" calcext:value-type="float">
            <text:p>127.2052117264</text:p>
          </table:table-cell>
          <table:table-cell office:value-type="float" office:value="1498.26" calcext:value-type="float">
            <text:p>1498.26</text:p>
          </table:table-cell>
        </table:table-row>
        <table:table-row table:style-name="ro1">
          <table:table-cell office:value-type="date" office:date-value="2019-11-06" calcext:value-type="date">
            <text:p>2019-11-06</text:p>
          </table:table-cell>
          <table:table-cell office:value-type="string" calcext:value-type="string">
            <text:p>FF03-218</text:p>
          </table:table-cell>
          <table:table-cell office:value-type="float" office:value="20191338856" calcext:value-type="float">
            <text:p>20191338856</text:p>
          </table:table-cell>
          <table:table-cell office:value-type="string" calcext:value-type="string">
            <text:p>PTC S.A.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SEL 2</text:p>
          </table:table-cell>
          <table:table-cell office:value-type="string" calcext:value-type="string">
            <text:p>(vacío)</text:p>
          </table:table-cell>
          <table:table-cell office:value-type="float" office:value="500" calcext:value-type="float">
            <text:p>500</text:p>
          </table:table-cell>
          <table:table-cell office:value-type="float" office:value="6005" calcext:value-type="float">
            <text:p>6005</text:p>
          </table:table-cell>
        </table:table-row>
        <table:table-row table:style-name="ro1">
          <table:table-cell office:value-type="date" office:date-value="2019-11-07" calcext:value-type="date">
            <text:p>2019-11-07</text:p>
          </table:table-cell>
          <table:table-cell office:value-type="string" calcext:value-type="string">
            <text:p>FF02-255</text:p>
          </table:table-cell>
          <table:table-cell office:value-type="float" office:value="20163695198" calcext:value-type="float">
            <text:p>20163695198</text:p>
          </table:table-cell>
          <table:table-cell office:value-type="string" calcext:value-type="string">
            <text:p>TRANSUD S.A.C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SEL 2</text:p>
          </table:table-cell>
          <table:table-cell office:value-type="string" calcext:value-type="string">
            <text:p>AXE-931,ACN-760<text:line-break/>AXL-902,D8H-924<text:line-break/>C1F-898,MONTACARGA<text:line-break/></text:p>
          </table:table-cell>
          <table:table-cell office:value-type="float" office:value="501.8" calcext:value-type="float">
            <text:p>501.8</text:p>
          </table:table-cell>
          <table:table-cell office:value-type="float" office:value="5906.19" calcext:value-type="float">
            <text:p>5906.19</text:p>
          </table:table-cell>
        </table:table-row>
        <table:table-row table:style-name="ro1">
          <table:table-cell office:value-type="date" office:date-value="2019-11-08" calcext:value-type="date">
            <text:p>2019-11-08</text:p>
          </table:table-cell>
          <table:table-cell office:value-type="string" calcext:value-type="string">
            <text:p>FF01-346</text:p>
          </table:table-cell>
          <table:table-cell office:value-type="float" office:value="20512750045" calcext:value-type="float">
            <text:p>20512750045</text:p>
          </table:table-cell>
          <table:table-cell office:value-type="string" calcext:value-type="string">
            <text:p>SOLUCIONES LOGISTICAS INTERNACIONALES SA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SEL 2</text:p>
          </table:table-cell>
          <table:table-cell office:value-type="string" calcext:value-type="string">
            <text:p>(vacío)</text:p>
          </table:table-cell>
          <table:table-cell office:value-type="float" office:value="2000" calcext:value-type="float">
            <text:p>2000</text:p>
          </table:table-cell>
          <table:table-cell office:value-type="float" office:value="22980" calcext:value-type="float">
            <text:p>22980</text:p>
          </table:table-cell>
        </table:table-row>
        <table:table-row table:style-name="ro1">
          <table:table-cell office:value-type="date" office:date-value="2019-11-08" calcext:value-type="date">
            <text:p>2019-11-08</text:p>
          </table:table-cell>
          <table:table-cell office:value-type="string" calcext:value-type="string">
            <text:p>FF01-347</text:p>
          </table:table-cell>
          <table:table-cell office:value-type="float" office:value="20491354322" calcext:value-type="float">
            <text:p>20491354322</text:p>
          </table:table-cell>
          <table:table-cell office:value-type="string" calcext:value-type="string">
            <text:p>AC SERVICENTRO AEDO SA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ICIO DE TRANSPORTE</text:p>
          </table:table-cell>
          <table:table-cell office:value-type="string" calcext:value-type="string">
            <text:p>(vacío)</text:p>
          </table:table-cell>
          <table:table-cell office:value-type="float" office:value="3000" calcext:value-type="float">
            <text:p>300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date" office:date-value="2019-11-08" calcext:value-type="date">
            <text:p>2019-11-08</text:p>
          </table:table-cell>
          <table:table-cell office:value-type="string" calcext:value-type="string">
            <text:p>FF03-219</text:p>
          </table:table-cell>
          <table:table-cell office:value-type="float" office:value="20550943060" calcext:value-type="float">
            <text:p>20550943060</text:p>
          </table:table-cell>
          <table:table-cell office:value-type="string" calcext:value-type="string">
            <text:p>SCLT PERU SA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S 95</text:p>
          </table:table-cell>
          <table:table-cell office:value-type="string" calcext:value-type="string">
            <text:p>BCB-706,D5P-892,F95-727<text:line-break/>ASX-801,D1U-905,D5E-719<text:line-break/><text:line-break/><text:line-break/></text:p>
          </table:table-cell>
          <table:table-cell office:value-type="float" office:value="18.1287272727273" calcext:value-type="float">
            <text:p>18.1287272727</text:p>
          </table:table-cell>
          <table:table-cell office:value-type="float" office:value="249.16" calcext:value-type="float">
            <text:p>249.16</text:p>
          </table:table-cell>
        </table:table-row>
        <table:table-row table:style-name="ro1">
          <table:table-cell office:value-type="date" office:date-value="2019-11-08" calcext:value-type="date">
            <text:p>2019-11-0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DIESEL 2</text:p>
          </table:table-cell>
          <table:table-cell office:value-type="string" calcext:value-type="string">
            <text:p>BCB-706,D5P-892,F95-727<text:line-break/>ASX-801,D1U-905,D5E-719<text:line-break/><text:line-break/><text:line-break/></text:p>
          </table:table-cell>
          <table:table-cell office:value-type="float" office:value="84.0488599348535" calcext:value-type="float">
            <text:p>84.0488599349</text:p>
          </table:table-cell>
          <table:table-cell office:value-type="float" office:value="1032.01" calcext:value-type="float">
            <text:p>1032.01</text:p>
          </table:table-cell>
        </table:table-row>
        <table:table-row table:style-name="ro1">
          <table:table-cell office:value-type="date" office:date-value="2019-11-08" calcext:value-type="date">
            <text:p>2019-11-08</text:p>
          </table:table-cell>
          <table:table-cell office:value-type="string" calcext:value-type="string">
            <text:p>FF03-220</text:p>
          </table:table-cell>
          <table:table-cell office:value-type="float" office:value="20163695198" calcext:value-type="float">
            <text:p>20163695198</text:p>
          </table:table-cell>
          <table:table-cell office:value-type="string" calcext:value-type="string">
            <text:p>TRANSUD S.A.C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SEL 2</text:p>
          </table:table-cell>
          <table:table-cell office:value-type="string" calcext:value-type="string">
            <text:p>ANZ-869,B4V-890<text:line-break/>C4W-863<text:line-break/></text:p>
          </table:table-cell>
          <table:table-cell office:value-type="float" office:value="308.5" calcext:value-type="float">
            <text:p>308.5</text:p>
          </table:table-cell>
          <table:table-cell office:value-type="float" office:value="3631.04" calcext:value-type="float">
            <text:p>3631.04</text:p>
          </table:table-cell>
        </table:table-row>
        <table:table-row table:style-name="ro1">
          <table:table-cell office:value-type="date" office:date-value="2019-11-09" calcext:value-type="date">
            <text:p>2019-11-09</text:p>
          </table:table-cell>
          <table:table-cell office:value-type="string" calcext:value-type="string">
            <text:p>FF01-348</text:p>
          </table:table-cell>
          <table:table-cell office:value-type="float" office:value="20510800258" calcext:value-type="float">
            <text:p>20510800258</text:p>
          </table:table-cell>
          <table:table-cell office:value-type="string" calcext:value-type="string">
            <text:p>GRIFO KAREN &amp; CAROL S.C.R.LTDA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ICIO DE TRANSPORTE</text:p>
          </table:table-cell>
          <table:table-cell office:value-type="string" calcext:value-type="string">
            <text:p>(vacío)</text:p>
          </table:table-cell>
          <table:table-cell office:value-type="float" office:value="4000" calcext:value-type="float">
            <text:p>400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19-11-09" calcext:value-type="date">
            <text:p>2019-11-09</text:p>
          </table:table-cell>
          <table:table-cell office:value-type="string" calcext:value-type="string">
            <text:p>FF01-349</text:p>
          </table:table-cell>
          <table:table-cell office:value-type="float" office:value="20491354322" calcext:value-type="float">
            <text:p>20491354322</text:p>
          </table:table-cell>
          <table:table-cell office:value-type="string" calcext:value-type="string">
            <text:p>AC SERVICENTRO AEDO SA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ICIO DE TRANSPORTE</text:p>
          </table:table-cell>
          <table:table-cell office:value-type="string" calcext:value-type="string">
            <text:p>(vacío)</text:p>
          </table:table-cell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19-11-09" calcext:value-type="date">
            <text:p>2019-11-09</text:p>
          </table:table-cell>
          <table:table-cell office:value-type="string" calcext:value-type="string">
            <text:p>FF01-350</text:p>
          </table:table-cell>
          <table:table-cell office:value-type="float" office:value="20514739065" calcext:value-type="float">
            <text:p>20514739065</text:p>
          </table:table-cell>
          <table:table-cell office:value-type="string" calcext:value-type="string">
            <text:p>GRUPO E &amp; E SA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ICIO DE TRANSPORTE</text:p>
          </table:table-cell>
          <table:table-cell office:value-type="string" calcext:value-type="string">
            <text:p>(vacío)</text:p>
          </table:table-cell>
          <table:table-cell office:value-type="float" office:value="2500" calcext:value-type="float">
            <text:p>25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19-11-09" calcext:value-type="date">
            <text:p>2019-11-09</text:p>
          </table:table-cell>
          <table:table-cell office:value-type="string" calcext:value-type="string">
            <text:p>FF01-562</text:p>
          </table:table-cell>
          <table:table-cell office:value-type="float" office:value="20514739065" calcext:value-type="float">
            <text:p>20514739065</text:p>
          </table:table-cell>
          <table:table-cell office:value-type="string" calcext:value-type="string">
            <text:p>GRUPO E &amp; E SA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ICIO DE TRANSPORTE</text:p>
          </table:table-cell>
          <table:table-cell office:value-type="string" calcext:value-type="string">
            <text:p>(vacío)</text:p>
          </table:table-cell>
          <table:table-cell office:value-type="float" office:value="2500" calcext:value-type="float">
            <text:p>25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19-11-09" calcext:value-type="date">
            <text:p>2019-11-09</text:p>
          </table:table-cell>
          <table:table-cell office:value-type="string" calcext:value-type="string">
            <text:p>FF03-221</text:p>
          </table:table-cell>
          <table:table-cell office:value-type="float" office:value="20518518543" calcext:value-type="float">
            <text:p>20518518543</text:p>
          </table:table-cell>
          <table:table-cell office:value-type="string" calcext:value-type="string">
            <text:p>CONSORCIO 22 SR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SEL 2</text:p>
          </table:table-cell>
          <table:table-cell office:value-type="string" calcext:value-type="string">
            <text:p>A5X-794,AHR-947<text:line-break/>A1U-747<text:line-break/></text:p>
          </table:table-cell>
          <table:table-cell office:value-type="float" office:value="124.462540716612" calcext:value-type="float">
            <text:p>124.4625407166</text:p>
          </table:table-cell>
          <table:table-cell office:value-type="float" office:value="1465.71" calcext:value-type="float">
            <text:p>1465.71</text:p>
          </table:table-cell>
        </table:table-row>
        <table:table-row table:style-name="ro1">
          <table:table-cell office:value-type="date" office:date-value="2019-11-09" calcext:value-type="date">
            <text:p>2019-11-09</text:p>
          </table:table-cell>
          <table:table-cell office:value-type="string" calcext:value-type="string">
            <text:p>FF03-222</text:p>
          </table:table-cell>
          <table:table-cell office:value-type="float" office:value="20192263108" calcext:value-type="float">
            <text:p>20192263108</text:p>
          </table:table-cell>
          <table:table-cell office:value-type="string" calcext:value-type="string">
            <text:p>ORGANIZACIONES SERMAT S.A.C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SEL 2</text:p>
          </table:table-cell>
          <table:table-cell office:value-type="string" calcext:value-type="string">
            <text:p>D4U-822,B8M-899,A0S-947<text:line-break/>A0R-946,D4K-718,D6Z-899<text:line-break/></text:p>
          </table:table-cell>
          <table:table-cell office:value-type="float" office:value="1383.701" calcext:value-type="float">
            <text:p>1383.701</text:p>
          </table:table-cell>
          <table:table-cell office:value-type="float" office:value="16299.99778" calcext:value-type="float">
            <text:p>16299.99778</text:p>
          </table:table-cell>
        </table:table-row>
        <table:table-row table:style-name="ro1">
          <table:table-cell office:value-type="date" office:date-value="2019-11-11" calcext:value-type="date">
            <text:p>2019-11-11</text:p>
          </table:table-cell>
          <table:table-cell office:value-type="string" calcext:value-type="string">
            <text:p>FF02-256</text:p>
          </table:table-cell>
          <table:table-cell office:value-type="float" office:value="20163695198" calcext:value-type="float">
            <text:p>20163695198</text:p>
          </table:table-cell>
          <table:table-cell office:value-type="string" calcext:value-type="string">
            <text:p>TRANSUD S.A.C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SEL 2</text:p>
          </table:table-cell>
          <table:table-cell office:value-type="string" calcext:value-type="string">
            <text:p>APA-878<text:line-break/></text:p>
          </table:table-cell>
          <table:table-cell office:value-type="float" office:value="179" calcext:value-type="float">
            <text:p>179</text:p>
          </table:table-cell>
          <table:table-cell office:value-type="float" office:value="2106.83" calcext:value-type="float">
            <text:p>2106.83</text:p>
          </table:table-cell>
        </table:table-row>
        <table:table-row table:style-name="ro1">
          <table:table-cell office:value-type="date" office:date-value="2019-11-11" calcext:value-type="date">
            <text:p>2019-11-11</text:p>
          </table:table-cell>
          <table:table-cell office:value-type="string" calcext:value-type="string">
            <text:p>FF03-224</text:p>
          </table:table-cell>
          <table:table-cell office:value-type="float" office:value="20501889068" calcext:value-type="float">
            <text:p>20501889068</text:p>
          </table:table-cell>
          <table:table-cell office:value-type="string" calcext:value-type="string">
            <text:p>EMPRESA DE TRANSPORTES YUVIEL S.A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SEL 2</text:p>
          </table:table-cell>
          <table:table-cell office:value-type="string" calcext:value-type="string">
            <text:p>AAK-942,B6E-828,A6D-935<text:line-break/>F6L-743,AHK-867,T6A-929<text:line-break/>A4B-839,A6A-935,C6S-718<text:line-break/>D8S-903,AAK-942,D9R-827<text:line-break/>D9A-854,C6X-774,D8T-878<text:line-break/>D6B-706,AAG-818,B6F-945<text:line-break/></text:p>
          </table:table-cell>
          <table:table-cell office:value-type="float" office:value="798.637622149837" calcext:value-type="float">
            <text:p>798.6376221498</text:p>
          </table:table-cell>
          <table:table-cell office:value-type="float" office:value="9807.02" calcext:value-type="float">
            <text:p>9807.02</text:p>
          </table:table-cell>
        </table:table-row>
        <table:table-row table:style-name="ro1">
          <table:table-cell office:value-type="date" office:date-value="2019-11-12" calcext:value-type="date">
            <text:p>2019-11-12</text:p>
          </table:table-cell>
          <table:table-cell office:value-type="string" calcext:value-type="string">
            <text:p>FF01-351</text:p>
          </table:table-cell>
          <table:table-cell office:value-type="float" office:value="20109980855" calcext:value-type="float">
            <text:p>20109980855</text:p>
          </table:table-cell>
          <table:table-cell office:value-type="string" calcext:value-type="string">
            <text:p>GRIFO DENNIS S.A.C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ICIO DE TRANSPORTE</text:p>
          </table:table-cell>
          <table:table-cell office:value-type="string" calcext:value-type="string">
            <text:p>(vacío)</text:p>
          </table:table-cell>
          <table:table-cell office:value-type="float" office:value="3000" calcext:value-type="float">
            <text:p>3000</text:p>
          </table:table-cell>
          <table:table-cell office:value-type="float" office:value="249.999" calcext:value-type="float">
            <text:p>249.999</text:p>
          </table:table-cell>
        </table:table-row>
        <table:table-row table:style-name="ro1">
          <table:table-cell office:value-type="date" office:date-value="2019-11-12" calcext:value-type="date">
            <text:p>2019-11-12</text:p>
          </table:table-cell>
          <table:table-cell office:value-type="string" calcext:value-type="string">
            <text:p>FF01-352</text:p>
          </table:table-cell>
          <table:table-cell office:value-type="float" office:value="20457004029" calcext:value-type="float">
            <text:p>20457004029</text:p>
          </table:table-cell>
          <table:table-cell office:value-type="string" calcext:value-type="string">
            <text:p>CONSORCIO MENDOZA S.A.C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SEL 2</text:p>
          </table:table-cell>
          <table:table-cell office:value-type="string" calcext:value-type="string">
            <text:p>A3T-922,B9I-714,D1Y-875<text:line-break/>F4P-741,B9E-798,F4Q-760<text:line-break/></text:p>
          </table:table-cell>
          <table:table-cell office:value-type="float" office:value="1286.7572" calcext:value-type="float">
            <text:p>1286.7572</text:p>
          </table:table-cell>
          <table:table-cell office:value-type="float" office:value="15157.999816" calcext:value-type="float">
            <text:p>15157.999816</text:p>
          </table:table-cell>
        </table:table-row>
        <table:table-row table:style-name="ro1">
          <table:table-cell office:value-type="date" office:date-value="2019-11-12" calcext:value-type="date">
            <text:p>2019-11-12</text:p>
          </table:table-cell>
          <table:table-cell office:value-type="string" calcext:value-type="string">
            <text:p>FF01-353</text:p>
          </table:table-cell>
          <table:table-cell office:value-type="float" office:value="20562840878" calcext:value-type="float">
            <text:p>20562840878</text:p>
          </table:table-cell>
          <table:table-cell office:value-type="string" calcext:value-type="string">
            <text:p>SERVICIOS DE TRANSPORTE CAMILA S.A.C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SEL 2</text:p>
          </table:table-cell>
          <table:table-cell office:value-type="string" calcext:value-type="string">
            <text:p>B6I-722,F2N-811<text:line-break/>AKU-768<text:line-break/></text:p>
          </table:table-cell>
          <table:table-cell office:value-type="float" office:value="843.580618892508" calcext:value-type="float">
            <text:p>843.5806188925</text:p>
          </table:table-cell>
          <table:table-cell office:value-type="float" office:value="9934.53999999999" calcext:value-type="float">
            <text:p>9934.54</text:p>
          </table:table-cell>
        </table:table-row>
        <table:table-row table:style-name="ro1">
          <table:table-cell office:value-type="date" office:date-value="2019-11-12" calcext:value-type="date">
            <text:p>2019-11-12</text:p>
          </table:table-cell>
          <table:table-cell office:value-type="string" calcext:value-type="string">
            <text:p>FF02-257</text:p>
          </table:table-cell>
          <table:table-cell office:value-type="float" office:value="20518518543" calcext:value-type="float">
            <text:p>20518518543</text:p>
          </table:table-cell>
          <table:table-cell office:value-type="string" calcext:value-type="string">
            <text:p>CONSORCIO 22 SR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SEL 2</text:p>
          </table:table-cell>
          <table:table-cell office:value-type="string" calcext:value-type="string">
            <text:p>F3G-932,F3G-781<text:line-break/>AJO-808<text:line-break/></text:p>
          </table:table-cell>
          <table:table-cell office:value-type="float" office:value="133.803745928339" calcext:value-type="float">
            <text:p>133.8037459283</text:p>
          </table:table-cell>
          <table:table-cell office:value-type="float" office:value="1575.74" calcext:value-type="float">
            <text:p>1575.74</text:p>
          </table:table-cell>
        </table:table-row>
        <table:table-row table:style-name="ro1">
          <table:table-cell office:value-type="date" office:date-value="2019-11-12" calcext:value-type="date">
            <text:p>2019-11-12</text:p>
          </table:table-cell>
          <table:table-cell office:value-type="string" calcext:value-type="string">
            <text:p>FF02-259</text:p>
          </table:table-cell>
          <table:table-cell office:value-type="float" office:value="20600701691" calcext:value-type="float">
            <text:p>20600701691</text:p>
          </table:table-cell>
          <table:table-cell office:value-type="string" calcext:value-type="string">
            <text:p>LINEA INTEGRAL DE SEGURIDAD S.A.C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 90</text:p>
          </table:table-cell>
          <table:table-cell office:value-type="string" calcext:value-type="string">
            <text:p>3414-UA,3757-UA,4272-UA <text:line-break/>4483-UA,4795-UA<text:line-break/></text:p>
          </table:table-cell>
          <table:table-cell office:value-type="float" office:value="561.099681020735" calcext:value-type="float">
            <text:p>561.0996810207</text:p>
          </table:table-cell>
          <table:table-cell office:value-type="float" office:value="6589.54000000002" calcext:value-type="float">
            <text:p>6589.54</text:p>
          </table:table-cell>
        </table:table-row>
        <table:table-row table:style-name="ro1">
          <table:table-cell office:value-type="date" office:date-value="2019-11-12" calcext:value-type="date">
            <text:p>2019-11-1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GAS 95</text:p>
          </table:table-cell>
          <table:table-cell office:value-type="string" calcext:value-type="string">
            <text:p>3414-UA,3757-UA,4272-UA <text:line-break/>4483-UA,4795-UA<text:line-break/></text:p>
          </table:table-cell>
          <table:table-cell office:value-type="float" office:value="334.88" calcext:value-type="float">
            <text:p>334.88</text:p>
          </table:table-cell>
          <table:table-cell office:value-type="float" office:value="4268.43999999999" calcext:value-type="float">
            <text:p>4268.44</text:p>
          </table:table-cell>
        </table:table-row>
        <table:table-row table:style-name="ro1">
          <table:table-cell office:value-type="date" office:date-value="2019-11-12" calcext:value-type="date">
            <text:p>2019-11-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GAS 98</text:p>
          </table:table-cell>
          <table:table-cell office:value-type="string" calcext:value-type="string">
            <text:p>3414-UA,3757-UA,4272-UA <text:line-break/>4483-UA,4795-UA<text:line-break/></text:p>
          </table:table-cell>
          <table:table-cell office:value-type="float" office:value="66.0500333555704" calcext:value-type="float">
            <text:p>66.0500333556</text:p>
          </table:table-cell>
          <table:table-cell office:value-type="float" office:value="910.42" calcext:value-type="float">
            <text:p>910.42</text:p>
          </table:table-cell>
        </table:table-row>
        <table:table-row table:style-name="ro1">
          <table:table-cell office:value-type="date" office:date-value="2019-11-14" calcext:value-type="date">
            <text:p>2019-11-14</text:p>
          </table:table-cell>
          <table:table-cell office:value-type="string" calcext:value-type="string">
            <text:p>FF02-260</text:p>
          </table:table-cell>
          <table:table-cell office:value-type="float" office:value="20506748195" calcext:value-type="float">
            <text:p>20506748195</text:p>
          </table:table-cell>
          <table:table-cell office:value-type="string" calcext:value-type="string">
            <text:p>SEC TRANSPORTES Y NEGOCIOS S.R.L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SEL 2</text:p>
          </table:table-cell>
          <table:table-cell office:value-type="string" calcext:value-type="string">
            <text:p>D8V-834,C0L-929<text:line-break/>D7M-809<text:line-break/></text:p>
          </table:table-cell>
          <table:table-cell office:value-type="float" office:value="1686.7572" calcext:value-type="float">
            <text:p>1686.7572</text:p>
          </table:table-cell>
          <table:table-cell office:value-type="float" office:value="19869.999816" calcext:value-type="float">
            <text:p>19869.999816</text:p>
          </table:table-cell>
        </table:table-row>
        <table:table-row table:style-name="ro1">
          <table:table-cell office:value-type="date" office:date-value="2019-11-14" calcext:value-type="date">
            <text:p>2019-11-14</text:p>
          </table:table-cell>
          <table:table-cell office:value-type="string" calcext:value-type="string">
            <text:p>FF03-225</text:p>
          </table:table-cell>
          <table:table-cell office:value-type="float" office:value="20163695198" calcext:value-type="float">
            <text:p>20163695198</text:p>
          </table:table-cell>
          <table:table-cell office:value-type="string" calcext:value-type="string">
            <text:p>TRANSUD S.A.C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SEL 2</text:p>
          </table:table-cell>
          <table:table-cell office:value-type="string" calcext:value-type="string">
            <text:p>AAN-897,ACN-760<text:line-break/>D8U-908,AXE-931<text:line-break/></text:p>
          </table:table-cell>
          <table:table-cell office:value-type="float" office:value="366" calcext:value-type="float">
            <text:p>366</text:p>
          </table:table-cell>
          <table:table-cell office:value-type="float" office:value="4307.82" calcext:value-type="float">
            <text:p>4307.82</text:p>
          </table:table-cell>
        </table:table-row>
        <table:table-row table:style-name="ro1">
          <table:table-cell office:value-type="date" office:date-value="2019-11-15" calcext:value-type="date">
            <text:p>2019-11-15</text:p>
          </table:table-cell>
          <table:table-cell office:value-type="string" calcext:value-type="string">
            <text:p>FF01-354</text:p>
          </table:table-cell>
          <table:table-cell office:value-type="float" office:value="20501889068" calcext:value-type="float">
            <text:p>20501889068</text:p>
          </table:table-cell>
          <table:table-cell office:value-type="string" calcext:value-type="string">
            <text:p>EMPRESA DE TRANSPORTES YUVIEL S.A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AS 98</text:p>
          </table:table-cell>
          <table:table-cell office:value-type="string" calcext:value-type="string">
            <text:p>B6E-828,AAK-942,F6P-737<text:line-break/>T6A-929,D2E-829,B6F-945<text:line-break/>D6B-706,C6X-967,F6L-743<text:line-break/>AHI-934,A4V-839,B6E-828<text:line-break/>AAG-818,AHZ-378,D9A-854<text:line-break/>H1K-924,AAK-942<text:line-break/></text:p>
          </table:table-cell>
          <table:table-cell office:value-type="float" office:value="9.97931954636424" calcext:value-type="float">
            <text:p>9.9793195464</text:p>
          </table:table-cell>
          <table:table-cell office:value-type="float" office:value="149.6" calcext:value-type="float">
            <text:p>149.6</text:p>
          </table:table-cell>
        </table:table-row>
        <table:table-row table:style-name="ro1">
          <table:table-cell office:value-type="date" office:date-value="2019-11-15" calcext:value-type="date">
            <text:p>2019-11-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DIESEL 2</text:p>
          </table:table-cell>
          <table:table-cell office:value-type="string" calcext:value-type="string">
            <text:p>B6E-828,AAK-942,F6P-737<text:line-break/>T6A-929,D2E-829,B6F-945<text:line-break/>D6B-706,C6X-967,F6L-743<text:line-break/>AHI-934,A4V-839,B6E-828<text:line-break/>AAG-818,AHZ-378,D9A-854<text:line-break/>H1K-924,AAK-942<text:line-break/></text:p>
          </table:table-cell>
          <table:table-cell office:value-type="float" office:value="777.340390879479" calcext:value-type="float">
            <text:p>777.3403908795</text:p>
          </table:table-cell>
          <table:table-cell office:value-type="float" office:value="9545.63" calcext:value-type="float">
            <text:p>9545.63</text:p>
          </table:table-cell>
        </table:table-row>
        <table:table-row table:style-name="ro1">
          <table:table-cell office:value-type="date" office:date-value="2019-11-15" calcext:value-type="date">
            <text:p>2019-11-15</text:p>
          </table:table-cell>
          <table:table-cell office:value-type="string" calcext:value-type="string">
            <text:p>FF01-355</text:p>
          </table:table-cell>
          <table:table-cell office:value-type="float" office:value="20550943060" calcext:value-type="float">
            <text:p>20550943060</text:p>
          </table:table-cell>
          <table:table-cell office:value-type="string" calcext:value-type="string">
            <text:p>SCLT PERU SA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SEL 2</text:p>
          </table:table-cell>
          <table:table-cell office:value-type="string" calcext:value-type="string">
            <text:p>BCB-706,D5E-719<text:line-break/>D1U-905,D5P-892<text:line-break/>ASX-801,F9S-727<text:line-break/><text:line-break/><text:line-break/><text:line-break/><text:line-break/><text:line-break/><text:line-break/></text:p>
          </table:table-cell>
          <table:table-cell office:value-type="float" office:value="99.6514657980455" calcext:value-type="float">
            <text:p>99.651465798</text:p>
          </table:table-cell>
          <table:table-cell office:value-type="float" office:value="1223.72" calcext:value-type="float">
            <text:p>1223.72</text:p>
          </table:table-cell>
        </table:table-row>
        <table:table-row table:style-name="ro1">
          <table:table-cell office:value-type="date" office:date-value="2019-11-15" calcext:value-type="date">
            <text:p>2019-11-1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BCB-706,D5E-719<text:line-break/>D1U-905,D5P-892<text:line-break/>ASX-801,F9S-727<text:line-break/><text:line-break/><text:line-break/><text:line-break/><text:line-break/><text:line-break/><text:line-break/></text:p>
          </table:table-cell>
          <table:table-cell office:value-type="float" office:value="58.4715447154471" calcext:value-type="float">
            <text:p>58.4715447154</text:p>
          </table:table-cell>
          <table:table-cell office:value-type="float" office:value="71.92" calcext:value-type="float">
            <text:p>71.92</text:p>
          </table:table-cell>
        </table:table-row>
        <table:table-row table:style-name="ro1">
          <table:table-cell office:value-type="date" office:date-value="2019-11-15" calcext:value-type="date">
            <text:p>2019-11-15</text:p>
          </table:table-cell>
          <table:table-cell office:value-type="string" calcext:value-type="string">
            <text:p>FF03-226</text:p>
          </table:table-cell>
          <table:table-cell office:value-type="float" office:value="20518518543" calcext:value-type="float">
            <text:p>20518518543</text:p>
          </table:table-cell>
          <table:table-cell office:value-type="string" calcext:value-type="string">
            <text:p>CONSORCIO 22 SR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SEL 2</text:p>
          </table:table-cell>
          <table:table-cell office:value-type="string" calcext:value-type="string">
            <text:p>A5X-794,AHR-947<text:line-break/>A1U-747<text:line-break/></text:p>
          </table:table-cell>
          <table:table-cell office:value-type="float" office:value="139.49348534202" calcext:value-type="float">
            <text:p>139.493485342</text:p>
          </table:table-cell>
          <table:table-cell office:value-type="float" office:value="1642.49" calcext:value-type="float">
            <text:p>1642.49</text:p>
          </table:table-cell>
        </table:table-row>
        <table:table-row table:style-name="ro1">
          <table:table-cell office:value-type="date" office:date-value="2019-11-15" calcext:value-type="date">
            <text:p>2019-11-15</text:p>
          </table:table-cell>
          <table:table-cell office:value-type="string" calcext:value-type="string">
            <text:p>FF03-227</text:p>
          </table:table-cell>
          <table:table-cell office:value-type="float" office:value="20504750931" calcext:value-type="float">
            <text:p>20504750931</text:p>
          </table:table-cell>
          <table:table-cell office:value-type="string" calcext:value-type="string">
            <text:p>ROLANDO MULTISERVICIOS SA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SEL 2</text:p>
          </table:table-cell>
          <table:table-cell office:value-type="string" calcext:value-type="string">
            <text:p>AWJ-885,M3S-872<text:line-break/></text:p>
          </table:table-cell>
          <table:table-cell office:value-type="float" office:value="34.4296449511401" calcext:value-type="float">
            <text:p>34.4296449511</text:p>
          </table:table-cell>
          <table:table-cell office:value-type="float" office:value="422.68" calcext:value-type="float">
            <text:p>422.68</text:p>
          </table:table-cell>
        </table:table-row>
        <table:table-row table:style-name="ro1">
          <table:table-cell office:value-type="date" office:date-value="2019-11-15" calcext:value-type="date">
            <text:p>2019-11-15</text:p>
          </table:table-cell>
          <table:table-cell office:value-type="string" calcext:value-type="string">
            <text:p>FF03-228</text:p>
          </table:table-cell>
          <table:table-cell office:value-type="float" office:value="20373756912" calcext:value-type="float">
            <text:p>20373756912</text:p>
          </table:table-cell>
          <table:table-cell office:value-type="string" calcext:value-type="string">
            <text:p>EMPRESA DE TRANSPORTES DIAZ SR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SEL 2</text:p>
          </table:table-cell>
          <table:table-cell office:value-type="string" calcext:value-type="string">
            <text:p>S10-934,W5I-756<text:line-break/></text:p>
          </table:table-cell>
          <table:table-cell office:value-type="float" office:value="112.605048859935" calcext:value-type="float">
            <text:p>112.6050488599</text:p>
          </table:table-cell>
          <table:table-cell office:value-type="float" office:value="1382.85" calcext:value-type="float">
            <text:p>1382.85</text:p>
          </table:table-cell>
        </table:table-row>
        <table:table-row table:style-name="ro1">
          <table:table-cell office:value-type="date" office:date-value="2019-11-16" calcext:value-type="date">
            <text:p>2019-11-16</text:p>
          </table:table-cell>
          <table:table-cell office:value-type="string" calcext:value-type="string">
            <text:p>FF01-356</text:p>
          </table:table-cell>
          <table:table-cell office:value-type="float" office:value="20514739065" calcext:value-type="float">
            <text:p>20514739065</text:p>
          </table:table-cell>
          <table:table-cell office:value-type="string" calcext:value-type="string">
            <text:p>GRUPO E &amp; E SA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ICIO DE TRANSPORTE</text:p>
          </table:table-cell>
          <table:table-cell office:value-type="string" calcext:value-type="string">
            <text:p>(vacío)</text:p>
          </table:table-cell>
          <table:table-cell office:value-type="float" office:value="2500" calcext:value-type="float">
            <text:p>25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19-11-16" calcext:value-type="date">
            <text:p>2019-11-16</text:p>
          </table:table-cell>
          <table:table-cell office:value-type="string" calcext:value-type="string">
            <text:p>FF01-357</text:p>
          </table:table-cell>
          <table:table-cell office:value-type="float" office:value="20491354322" calcext:value-type="float">
            <text:p>20491354322</text:p>
          </table:table-cell>
          <table:table-cell office:value-type="string" calcext:value-type="string">
            <text:p>AC SERVICENTRO AEDO SA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ICIO DE TRANSPORTE</text:p>
          </table:table-cell>
          <table:table-cell office:value-type="string" calcext:value-type="string">
            <text:p>(vacío)</text:p>
          </table:table-cell>
          <table:table-cell office:value-type="float" office:value="2500" calcext:value-type="float">
            <text:p>250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date" office:date-value="2019-11-18" calcext:value-type="date">
            <text:p>2019-11-18</text:p>
          </table:table-cell>
          <table:table-cell office:value-type="string" calcext:value-type="string">
            <text:p>FF01-358</text:p>
          </table:table-cell>
          <table:table-cell office:value-type="float" office:value="20602217508" calcext:value-type="float">
            <text:p>20602217508</text:p>
          </table:table-cell>
          <table:table-cell office:value-type="string" calcext:value-type="string">
            <text:p>DIRECCION DE REDES INTEGRADAS DE SALUD LIMA NOR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 90</text:p>
          </table:table-cell>
          <table:table-cell office:value-type="string" calcext:value-type="string">
            <text:p>(vacío)</text:p>
          </table:table-cell>
          <table:table-cell office:value-type="float" office:value="900" calcext:value-type="float">
            <text:p>900</text:p>
          </table:table-cell>
          <table:table-cell office:value-type="float" office:value="11646" calcext:value-type="float">
            <text:p>11646</text:p>
          </table:table-cell>
        </table:table-row>
        <table:table-row table:style-name="ro1">
          <table:table-cell office:value-type="date" office:date-value="2019-11-18" calcext:value-type="date">
            <text:p>2019-11-1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DIESEL 2</text:p>
          </table:table-cell>
          <table:table-cell office:value-type="string" calcext:value-type="string">
            <text:p>(vacío)</text:p>
          </table:table-cell>
          <table:table-cell office:value-type="float" office:value="1750" calcext:value-type="float">
            <text:p>1750</text:p>
          </table:table-cell>
          <table:table-cell office:value-type="float" office:value="21910" calcext:value-type="float">
            <text:p>21910</text:p>
          </table:table-cell>
        </table:table-row>
        <table:table-row table:style-name="ro1">
          <table:table-cell office:value-type="date" office:date-value="2019-11-18" calcext:value-type="date">
            <text:p>2019-11-18</text:p>
          </table:table-cell>
          <table:table-cell office:value-type="string" calcext:value-type="string">
            <text:p>FF02-261</text:p>
          </table:table-cell>
          <table:table-cell office:value-type="float" office:value="20163695198" calcext:value-type="float">
            <text:p>20163695198</text:p>
          </table:table-cell>
          <table:table-cell office:value-type="string" calcext:value-type="string">
            <text:p>TRANSUD S.A.C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SEL 2</text:p>
          </table:table-cell>
          <table:table-cell office:value-type="string" calcext:value-type="string">
            <text:p>D8H-924,AGJ-946<text:line-break/></text:p>
          </table:table-cell>
          <table:table-cell office:value-type="float" office:value="248.2" calcext:value-type="float">
            <text:p>248.2</text:p>
          </table:table-cell>
          <table:table-cell office:value-type="float" office:value="2921.31" calcext:value-type="float">
            <text:p>2921.31</text:p>
          </table:table-cell>
        </table:table-row>
        <table:table-row table:style-name="ro1">
          <table:table-cell office:value-type="date" office:date-value="2019-11-18" calcext:value-type="date">
            <text:p>2019-11-18</text:p>
          </table:table-cell>
          <table:table-cell office:value-type="string" calcext:value-type="string">
            <text:p>FF03-229</text:p>
          </table:table-cell>
          <table:table-cell office:value-type="float" office:value="20518518543" calcext:value-type="float">
            <text:p>20518518543</text:p>
          </table:table-cell>
          <table:table-cell office:value-type="string" calcext:value-type="string">
            <text:p>CONSORCIO 22 SR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SEL 2</text:p>
          </table:table-cell>
          <table:table-cell office:value-type="string" calcext:value-type="string">
            <text:p>D3E-789,A5X-794<text:line-break/>AHR-947<text:line-break/></text:p>
          </table:table-cell>
          <table:table-cell office:value-type="float" office:value="139.709283387622" calcext:value-type="float">
            <text:p>139.7092833876</text:p>
          </table:table-cell>
          <table:table-cell office:value-type="float" office:value="1645.35" calcext:value-type="float">
            <text:p>1645.35</text:p>
          </table:table-cell>
        </table:table-row>
        <table:table-row table:style-name="ro1">
          <table:table-cell office:value-type="date" office:date-value="2019-11-18" calcext:value-type="date">
            <text:p>2019-11-18</text:p>
          </table:table-cell>
          <table:table-cell office:value-type="string" calcext:value-type="string">
            <text:p>FF03-230</text:p>
          </table:table-cell>
          <table:table-cell office:value-type="float" office:value="20600701691" calcext:value-type="float">
            <text:p>20600701691</text:p>
          </table:table-cell>
          <table:table-cell office:value-type="string" calcext:value-type="string">
            <text:p>LINEA INTEGRAL DE SEGURIDAD S.A.C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 90</text:p>
          </table:table-cell>
          <table:table-cell office:value-type="string" calcext:value-type="string">
            <text:p>2228-4F,8889-EA<text:line-break/>9564-EA,6945-FA<text:line-break/></text:p>
          </table:table-cell>
          <table:table-cell office:value-type="float" office:value="814.188197767148" calcext:value-type="float">
            <text:p>814.1881977671</text:p>
          </table:table-cell>
          <table:table-cell office:value-type="float" office:value="9562.20000000002" calcext:value-type="float">
            <text:p>9562.2</text:p>
          </table:table-cell>
        </table:table-row>
        <table:table-row table:style-name="ro1">
          <table:table-cell office:value-type="date" office:date-value="2019-11-18" calcext:value-type="date">
            <text:p>2019-11-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GAS 95</text:p>
          </table:table-cell>
          <table:table-cell office:value-type="string" calcext:value-type="string">
            <text:p>2228-4F,8889-EA<text:line-break/>9564-EA,6945-FA<text:line-break/></text:p>
          </table:table-cell>
          <table:table-cell office:value-type="float" office:value="566.529454545454" calcext:value-type="float">
            <text:p>566.5294545455</text:p>
          </table:table-cell>
          <table:table-cell office:value-type="float" office:value="7221.36" calcext:value-type="float">
            <text:p>7221.36</text:p>
          </table:table-cell>
        </table:table-row>
        <table:table-row table:style-name="ro1">
          <table:table-cell office:value-type="date" office:date-value="2019-11-18" calcext:value-type="date">
            <text:p>2019-11-1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GAS 98</text:p>
          </table:table-cell>
          <table:table-cell office:value-type="string" calcext:value-type="string">
            <text:p>2228-4F,8889-EA<text:line-break/>9564-EA,6945-FA<text:line-break/></text:p>
          </table:table-cell>
          <table:table-cell office:value-type="float" office:value="169.278852568379" calcext:value-type="float">
            <text:p>169.2788525684</text:p>
          </table:table-cell>
          <table:table-cell office:value-type="float" office:value="2333.69" calcext:value-type="float">
            <text:p>2333.69</text:p>
          </table:table-cell>
        </table:table-row>
        <table:table-row table:style-name="ro1" table:number-rows-repeated="104852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year number:style="long"/>
      <number:text>/</number:text>
      <number:month number:style="long"/>
      <number:text>/</number:text>
      <number:day number:style="long"/>
    </number:date-style>
    <number:date-style style:name="N112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13">
      <number:number number:decimal-places="0" loext:min-decimal-places="0" number:min-integer-digits="2"/>
    </number:number-style>
    <number:number-style style:name="N114">
      <number:number number:decimal-places="5" loext:min-decimal-places="5" number:min-integer-digits="0"/>
      <number:text>.</number:text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">
      <style:text-properties fo:color="#00ff00"/>
      <number:number number:decimal-places="0" loext:min-decimal-places="0" number:min-integer-digits="0"/>
    </number:number-style>
    <number:number-style style:name="N10107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7" number:language="es" number:country="PE">
      <number:text>S/. -</number:text>
      <number:number number:decimal-places="0" loext:min-decimal-places="0" number:min-integer-digits="1" number:grouping="true"/>
      <style:map style:condition="value()&gt;=0" style:apply-style-name="N10107P0"/>
    </number:number-style>
    <number:number-style style:name="N10108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8" number:language="es" number:country="PE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09" number:language="es" number:country="PE">
      <number:text>S/. -</number:text>
      <number:number number:decimal-places="2" loext:min-decimal-places="2" number:min-integer-digits="1" number:grouping="true"/>
      <style:map style:condition="value()&gt;=0" style:apply-style-name="N10109P0"/>
    </number:number-style>
    <number:number-style style:name="N10110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0" number:language="es" number:country="PE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0110P0"/>
    </number:number-style>
    <number:date-style style:name="N10111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PE">
      <number:day number:style="long"/>
      <number:text>-</number:text>
      <number:month number:textual="true"/>
    </number:date-style>
    <number:date-style style:name="N10113" number:language="es" number:country="PE">
      <number:month number:textual="true"/>
      <number:text>-</number:text>
      <number:year/>
    </number:date-style>
    <number:date-style style:name="N10114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PE">
      <number:number number:decimal-places="0" loext:min-decimal-places="0" number:min-integer-digits="1" number:grouping="true"/>
    </number:number-style>
    <number:number-style style:name="N10115" number:language="es" number:country="PE">
      <number:text>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PE">
      <number:number number:decimal-places="0" loext:min-decimal-places="0" number:min-integer-digits="1" number:grouping="true"/>
    </number:number-style>
    <number:number-style style:name="N10116" number:language="es" number:country="P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PE">
      <number:number number:decimal-places="2" loext:min-decimal-places="2" number:min-integer-digits="1" number:grouping="true"/>
    </number:number-style>
    <number:number-style style:name="N10117" number:language="es" number:country="PE">
      <number:text>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number:number number:decimal-places="2" loext:min-decimal-places="2" number:min-integer-digits="1" number:grouping="true"/>
    </number:number-style>
    <number:number-style style:name="N10118" number:language="es" number:country="P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P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19P2" style:volatile="true" number:language="es" number:country="PE">
      <loext:text> </loext:text>
      <loext:fill-character> </loext:fill-character>
      <number:text>- </number:text>
    </number:number-style>
    <number:text-style style:name="N10119" number:language="es" number:country="PE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P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es" number:country="PE">
      <loext:text> S/. </loext:text>
      <loext:fill-character> </loext:fill-character>
      <number:text>- </number:text>
    </number:number-style>
    <number:text-style style:name="N10120" number:language="es" number:country="PE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P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P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1P2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P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P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es" number:country="P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es" number:country="P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21:39:11.284131331</meta:creation-date>
    <dc:date>2019-11-19T21:49:32.663805655</dc:date>
    <meta:editing-duration>PT10M22S</meta:editing-duration>
    <meta:editing-cycles>2</meta:editing-cycles>
    <meta:generator>LibreOffice/5.1.6.2$Linux_X86_64 LibreOffice_project/10m0$Build-2</meta:generator>
    <meta:document-statistic meta:table-count="1" meta:cell-count="432" meta:object-count="0"/>
  </office:meta>
</office:document-meta>
</file>